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3">
      <style:text-properties fo:color="#0000ff" fo:font-size="12pt" style:font-size-asian="12pt"/>
    </style:style>
    <style:style style:name="P3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4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6" style:family="paragraph" style:parent-style-name="Standard">
      <style:text-properties officeooo:paragraph-rsid="0012aa7c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officeooo:paragraph-rsid="00102ffa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1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12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5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6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7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02ffa"/>
    </style:style>
    <style:style style:name="P18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2aa7c"/>
    </style:style>
    <style:style style:name="P19" style:family="paragraph" style:parent-style-name="Heading_20_2">
      <style:paragraph-properties fo:margin-top="0.106cm" fo:margin-bottom="0.106cm" loext:contextual-spacing="false" fo:text-align="justify" style:justify-single-word="false"/>
      <style:text-properties officeooo:paragraph-rsid="00187c7b"/>
    </style:style>
    <style:style style:name="P20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21" style:family="paragraph" style:parent-style-name="Heading_20_3">
      <style:text-properties officeooo:paragraph-rsid="00187c7b"/>
    </style:style>
    <style:style style:name="P22" style:family="paragraph" style:parent-style-name="Heading_20_8">
      <style:text-properties officeooo:paragraph-rsid="0012aa7c"/>
    </style:style>
    <style:style style:name="P23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officeooo:paragraph-rsid="00187c7b"/>
    </style:style>
    <style:style style:name="P26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fo:font-size="12pt" fo:font-weight="bold" officeooo:paragraph-rsid="00102ffa" style:font-size-asian="12pt" style:font-weight-asian="bold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5f1" style:font-size-asian="12pt" style:font-size-complex="12pt"/>
    </style:style>
    <style:style style:name="T4" style:family="text">
      <style:text-properties fo:font-size="12pt" officeooo:rsid="00102ffa" style:font-size-asian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color="#0000ff" fo:font-size="14pt" fo:font-weight="bold" style:font-size-asian="14pt" style:font-weight-asian="bold" style:font-weight-complex="bold"/>
    </style:style>
    <style:style style:name="T9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fo:color="#0000ff" style:font-name="Times New Roman" fo:font-size="12pt" fo:language="pt" fo:country="BR" fo:font-weight="bold" officeooo:rsid="00102ff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2" style:family="text">
      <style:text-properties fo:color="#0000ff" style:font-name="Times New Roman" fo:font-size="12pt" fo:language="pt" fo:country="BR" fo:font-weight="bold" officeooo:rsid="0010dd46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color="#0000ff" style:font-name="Times New Roman" fo:font-size="12pt" fo:language="pt" fo:country="BR" fo:font-weight="bold" officeooo:rsid="00102ff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color="#0000ff" fo:font-weight="bold" style:font-weight-asian="bold"/>
    </style:style>
    <style:style style:name="T15" style:family="text">
      <style:text-properties fo:color="#0000ff" fo:font-weight="bold" officeooo:rsid="00102ffa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/>
    </style:style>
    <style:style style:name="T19" style:family="text">
      <style:text-properties fo:color="#000000" fo:font-size="12pt" fo:font-weight="bold" style:font-size-asian="12pt" style:font-weight-asian="bold"/>
    </style:style>
    <style:style style:name="T20" style:family="text">
      <style:text-properties style:font-weight-complex="normal"/>
    </style:style>
    <style:style style:name="T21" style:family="text">
      <style:text-properties officeooo:rsid="001565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9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6">Cliente: </text:span><text:span text:style-name="T11">{{cliente}} </text:span></text:p>
          </table:table-cell>
          <table:covered-table-cell/>
          <table:table-cell table:style-name="Tabela1.C2" office:value-type="string">
            <text:p text:style-name="Standard"><text:span text:style-name="T16">Preço Mercado: </text:span><text:span text:style-name="T14">R$ {{preco_mercado}} </text:span></text:p>
          </table:table-cell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6">Contato: </text:span><text:span text:style-name="T11">{{contato}} </text:span></text:p>
          </table:table-cell>
          <table:covered-table-cell/>
          <table:table-cell table:style-name="Tabela1.C3" office:value-type="string">
            <text:p text:style-name="P25"><text:span text:style-name="T16">Potencial de Merc.: </text:span><text:span text:style-name="T14">{{potencial}} pçs/ano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Standard"><text:span text:style-name="T16">Código do Produto do Cliente: </text:span><text:span text:style-name="T11">{{cod_produto_cliente}}</text:span> </text:p>
          </table:table-cell>
          <table:covered-table-cell/>
          <table:table-cell table:style-name="Tabela1.C4" table:number-rows-spanned="2" office:value-type="string">
            <text:p text:style-name="Standard"><text:span text:style-name="T16">Nome Inicial do Produto Intelli:</text:span><text:span text:style-name="T14"> </text:span><text:span text:style-name="T15">{{produto_intelli}} 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24">Desenho do cliente: 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7">Especificações: </text:span><text:span text:style-name="T11">{{especificacoes}}</text:span> </text:p>
          </table:table-cell>
          <table:table-cell table:style-name="Tabela1.B6" table:number-columns-spanned="2" office:value-type="string">
            <text:p text:style-name="P27"><text:span text:style-name="T16">Normas: </text:span><text:span text:style-name="T11">{{normas}}</text:span> 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17" text:outline-level="2"><text:span text:style-name="T2">MOTIVO: </text:span><text:span text:style-name="T11">{{motivos}}</text:span> </text:h>
            <text:h text:style-name="P10" text:outline-level="2"><field:fieldmark text:name="__Fieldmark__137_1906438551" field:type="vnd.oasis.opendocument.field.FORMCHECKBOX"><field:param field:name="Checkbox_HelpText" field:value=""/><field:param field:name="Checkbox_Name" field:value=""/></field:fieldmark><text:s/>Orçamento p/ Cliente <text:s text:c="4"/><field:fieldmark text:name="__Fieldmark__139_1906438551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141_1906438551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14"><field:fieldmark text:name="__Fieldmark__145_1906438551" field:type="vnd.oasis.opendocument.field.FORMCHECKBOX"><field:param field:name="Checkbox_HelpText" field:value=""/><field:param field:name="Checkbox_Name" field:value=""/></field:fieldmark><text:span text:style-name="T16"><text:s/>Adequação ao Uso <text:s text:c="9"/></text:span><field:fieldmark text:name="__Fieldmark__149_1906438551" field:type="vnd.oasis.opendocument.field.FORMCHECKBOX"><field:param field:name="Checkbox_HelpText" field:value=""/><field:param field:name="Checkbox_Name" field:value=""/></field:fieldmark><text:span text:style-name="T16"><text:s/>Perda de Mercado <text:s text:c="14"/></text:span><field:fieldmark text:name="__Fieldmark__153_1906438551" field:type="vnd.oasis.opendocument.field.FORMCHECKBOX"><field:param field:name="Checkbox_HelpText" field:value=""/><field:param field:name="Checkbox_Name" field:value=""/></field:fieldmark><text:span text:style-name="T16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8" text:outline-level="2"><text:span text:style-name="T2">PROCESSOS ENVOLVIDOS: </text:span><text:span text:style-name="T13">{{processos}}</text:span> </text:h>
            <text:h text:style-name="P15" text:outline-level="2"><field:fieldmark text:name="__Fieldmark__162_1906438551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164_1906438551" field:type="vnd.oasis.opendocument.field.FORMCHECKBOX"><field:param field:name="Checkbox_HelpText" field:value=""/><field:param field:name="Checkbox_Name" field:value=""/></field:fieldmark><text:s/>Usinagem <text:s text:c="7"/><field:fieldmark text:name="__Fieldmark__166_1906438551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168_1906438551" field:type="vnd.oasis.opendocument.field.FORMCHECKBOX"><field:param field:name="Checkbox_HelpText" field:value=""/><field:param field:name="Checkbox_Name" field:value=""/></field:fieldmark><text:s/>Repuxo<text:span text:style-name="T18"> <text:s text:c="2"/></text:span><text:s text:c="9"/><field:fieldmark text:name="__Fieldmark__172_1906438551" field:type="vnd.oasis.opendocument.field.FORMCHECKBOX"><field:param field:name="Checkbox_HelpText" field:value=""/><field:param field:name="Checkbox_Name" field:value=""/></field:fieldmark><text:s/>Fundição </text:h>
            <text:p text:style-name="P16"><field:fieldmark text:name="__Fieldmark__176_1906438551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6"><text:s/>Injeção de Termoplásticos <text:s text:c="13"/></text:span><field:fieldmark text:name="__Fieldmark__180_1906438551" field:type="vnd.oasis.opendocument.field.FORMCHECKBOX"><field:param field:name="Checkbox_HelpText" field:value=""/><field:param field:name="Checkbox_Name" field:value=""/></field:fieldmark><text:span text:style-name="T16"><text:s/>Trefilação <text:s text:c="9"/></text:span><field:fieldmark text:name="__Fieldmark__184_1906438551" field:type="vnd.oasis.opendocument.field.FORMCHECKBOX"><field:param field:name="Checkbox_HelpText" field:value=""/><field:param field:name="Checkbox_Name" field:value=""/></field:fieldmark><text:span text:style-name="T16"><text:s/>Extrusão <text:s text:c="7"/></text:span><field:fieldmark text:name="__Fieldmark__188_1906438551" field:type="vnd.oasis.opendocument.field.FORMCHECKBOX"><field:param field:name="Checkbox_HelpText" field:value=""/><field:param field:name="Checkbox_Name" field:value=""/></field:fieldmark><text:span text:style-name="T16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8" text:outline-level="2"><text:span text:style-name="T2">FERRAMENTAS ENVOLVIDAS: </text:span><text:span text:style-name="T13">{{ferramentas}}</text:span> </text:h>
            <text:h text:style-name="P15" text:outline-level="2"><field:fieldmark text:name="__Fieldmark__197_1906438551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199_1906438551" field:type="vnd.oasis.opendocument.field.FORMCHECKBOX"><field:param field:name="Checkbox_HelpText" field:value=""/><field:param field:name="Checkbox_Name" field:value=""/></field:fieldmark><text:s/>Usinagem <text:s text:c="7"/><field:fieldmark text:name="__Fieldmark__201_1906438551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203_1906438551" field:type="vnd.oasis.opendocument.field.FORMCHECKBOX"><field:param field:name="Checkbox_HelpText" field:value=""/><field:param field:name="Checkbox_Name" field:value=""/></field:fieldmark><text:s/>Repuxo<text:span text:style-name="T18"> <text:s text:c="2"/></text:span><text:s text:c="8"/><field:fieldmark text:name="__Fieldmark__207_1906438551" field:type="vnd.oasis.opendocument.field.FORMCHECKBOX"><field:param field:name="Checkbox_HelpText" field:value=""/><field:param field:name="Checkbox_Name" field:value=""/></field:fieldmark><text:s/>Fundição </text:h>
            <text:h text:style-name="P15" text:outline-level="2"><field:fieldmark text:name="__Fieldmark__211_1906438551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213_1906438551" field:type="vnd.oasis.opendocument.field.FORMCHECKBOX"><field:param field:name="Checkbox_HelpText" field:value=""/><field:param field:name="Checkbox_Name" field:value=""/></field:fieldmark><text:s/>Trefilação <text:s text:c="9"/><field:fieldmark text:name="__Fieldmark__215_1906438551" field:type="vnd.oasis.opendocument.field.FORMCHECKBOX"><field:param field:name="Checkbox_HelpText" field:value=""/><field:param field:name="Checkbox_Name" field:value=""/></field:fieldmark><text:s/>Extrusão <text:s text:c="6"/><field:fieldmark text:name="__Fieldmark__217_1906438551" field:type="vnd.oasis.opendocument.field.FORMCHECKBOX"><field:param field:name="Checkbox_HelpText" field:value=""/><field:param field:name="Checkbox_Name" field:value=""/></field:fieldmark><text:span text:style-name="T18"><text:s/></text:span><text:span text:style-name="T20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A8" table:number-columns-spanned="3" office:value-type="string">
            <text:h text:style-name="P18" text:outline-level="2"><text:span text:style-name="T3">A</text:span><text:span text:style-name="T2">NEXOS: </text:span><text:span text:style-name="T13">{{anexos}}</text:span> </text:h>
            <text:h text:style-name="P15" text:outline-level="2"><field:fieldmark text:name="__Fieldmark__230_1906438551" field:type="vnd.oasis.opendocument.field.FORMCHECKBOX"><field:param field:name="Checkbox_Checked" field:value="true"/><field:param field:name="Checkbox_HelpText" field:value=""/><field:param field:name="Checkbox_Name" field:value=""/></field:fieldmark><text:s/>Desenhos <text:s text:c="29"/><field:fieldmark text:name="__Fieldmark__232_1906438551" field:type="vnd.oasis.opendocument.field.FORMCHECKBOX"><field:param field:name="Checkbox_HelpText" field:value=""/><field:param field:name="Checkbox_Name" field:value=""/></field:fieldmark><text:s/>Fotos <text:s text:c="22"/><field:fieldmark text:name="__Fieldmark__234_1906438551" field:type="vnd.oasis.opendocument.field.FORMCHECKBOX"><field:param field:name="Checkbox_HelpText" field:value=""/><field:param field:name="Checkbox_Name" field:value=""/></field:fieldmark><text:s/>Catálogos <text:s text:c="18"/><field:fieldmark text:name="__Fieldmark__236_1906438551" field:type="vnd.oasis.opendocument.field.FORMCHECKBOX"><field:param field:name="Checkbox_Checked" field:value="true"/><field:param field:name="Checkbox_HelpText" field:value=""/><field:param field:name="Checkbox_Name" field:value=""/></field:fieldmark>Amostra </text:h>
            <text:p text:style-name="P16"><field:fieldmark text:name="__Fieldmark__240_1906438551" field:type="vnd.oasis.opendocument.field.FORMCHECKBOX"><field:param field:name="Checkbox_HelpText" field:value=""/><field:param field:name="Checkbox_Name" field:value=""/></field:fieldmark><text:span text:style-name="T16"><text:s/>Especificações <text:s text:c="23"/></text:span><field:fieldmark text:name="__Fieldmark__244_1906438551" field:type="vnd.oasis.opendocument.field.FORMCHECKBOX"><field:param field:name="Checkbox_HelpText" field:value=""/><field:param field:name="Checkbox_Name" field:value=""/></field:fieldmark><text:span text:style-name="T16"><text:s/>Normas <text:s text:c="18"/></text:span><field:fieldmark text:name="__Fieldmark__248_1906438551" field:type="vnd.oasis.opendocument.field.FORMCHECKBOX"><field:param field:name="Checkbox_HelpText" field:value=""/><field:param field:name="Checkbox_Name" field:value=""/></field:fieldmark><text:span text:style-name="T16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Heading_20_3" text:outline-level="3"><text:span text:style-name="T2">OBSERVAÇÕES: </text:span><text:span text:style-name="T13">{{observacoes}}</text:span> 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3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P21" text:outline-level="3"><text:span text:style-name="T1">Data de In</text:span><text:span text:style-name="T4">í</text:span><text:span text:style-name="T1">cio do Processo: </text:span><text:span text:style-name="T12">{{data_inicio}}</text:span><text:span text:style-name="T1"> __</text:span><text:span text:style-name="T12">00</text:span><text:span text:style-name="T1">__ /_ <text:s/></text:span><text:span text:style-name="T12">00</text:span><text:span text:style-name="T1">__ /__</text:span><text:span text:style-name="T12">25</text:span><text:span text:style-name="T1">___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19" text:outline-level="2"><text:span text:style-name="T1">Data estipulada para Conclusão do Processo: </text:span><text:span text:style-name="T12">{{data_conclusao}}</text:span><text:span text:style-name="T1"> __</text:span><text:span text:style-name="T12">00</text:span><text:span text:style-name="T1">___/__</text:span><text:span text:style-name="T12">00</text:span><text:span text:style-name="T1">___ /__</text:span><text:span text:style-name="T12">25</text:span><text:span text:style-name="T1">___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1" text:outline-level="3"><text:span text:style-name="T1">Aprovação da Engenharia de Produto:__________ <text:s/></text:span><field:fieldmark text:name="__Fieldmark__319_1906438551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4"/></text:span><field:fieldmark text:name="__Fieldmark__323_1906438551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h text:style-name="P12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1" text:outline-level="3"><text:span text:style-name="T1">Aprovação pela Diretoria Comercial: __________ <text:s/></text:span><field:fieldmark text:name="__Fieldmark__334_1906438551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5"/></text:span><field:fieldmark text:name="__Fieldmark__338_1906438551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13"><text:span text:style-name="T19">Data: </text:span><text:span text:style-name="T1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1" text:outline-level="3"><text:span text:style-name="T1">Aprovação pelo Cliente: <text:s/></text:span><field:fieldmark text:name="__Fieldmark__353_1906438551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12"/></text:span><field:fieldmark text:name="__Fieldmark__357_1906438551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6">Visto do Departamento Comercial: ___________________ <text:s text:c="2"/>Data: ____/_____/_____ <text:s/></text:p>
          </table:table-cell>
          <table:covered-table-cell/>
          <table:covered-table-cell/>
        </table:table-row>
      </table:table>
      <text:p text:style-name="P7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fo:font-weight="bold" style:font-size-asian="14pt" style:font-weight-asian="bold" style:font-weight-complex="bold"/>
    </style:style>
    <style:style style:name="MT3" style:family="text">
      <style:text-properties fo:font-size="14pt" style:font-size-asian="14pt"/>
    </style:style>
    <style:style style:name="MT4" style:family="text">
      <style:text-properties fo:color="#0000ff" fo:font-size="14pt" fo:font-weight="bold" style:font-size-asian="14pt" style:font-weight-asian="bold" style:font-weight-complex="bold"/>
    </style:style>
    <style:style style:name="MT5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6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4021031446" text:style-name="WW8Num2">
                <text:list-item>
                  <text:h text:style-name="MP3" text:outline-level="3"/>
                </text:list-item>
              </text:list>
              <text:p text:style-name="MP4">Relatório de Desenvolvimento/Melhoria de Produto</text:p>
              <text:p text:style-name="MP5"><field:fieldmark text:name="__Fieldmark__16_1906438551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1"><text:s/></text:span><text:span text:style-name="MT2">Desenvolvimento de novo produto RD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6">2</text:span><text:span text:style-name="MT2">_|_</text:span><text:span text:style-name="MT5">5</text:span><text:span text:style-name="MT2">_| <text:s text:c="12"/></text:span><text:span text:style-name="MT3"><text:s text:c="4"/></text:span></text:p>
              <text:p text:style-name="MP5"><field:fieldmark text:name="__Fieldmark__50_1906438551" field:type="vnd.oasis.opendocument.field.FORMCHECKBOX"><field:param field:name="Checkbox_HelpText" field:value=""/><field:param field:name="Checkbox_Name" field:value=""/></field:fieldmark><text:s/><text:span text:style-name="MT7">Melhoria de produto RM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5">2</text:span><text:span text:style-name="MT2">_|_</text:span><text:span text:style-name="MT5">5</text:span><text:span text:style-name="MT2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6-17T08:22:44.271000000</dc:date>
    <meta:print-date>2025-05-28T17:35:16.081000000</meta:print-date>
    <meta:editing-cycles>46</meta:editing-cycles>
    <meta:editing-duration>PT22H11M3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217" meta:character-count="1937" meta:non-whitespace-character-count="1428"/>
  </office:meta>
</office:document-meta>
</file>